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48.76pt" fo:break-before="auto" style:use-optimal-row-height="true"/>
    </style:style>
    <style:style style:name="ro8" style:family="table-row">
      <style:table-row-properties style:row-height="96.01pt" fo:break-before="auto" style:use-optimal-row-height="true"/>
    </style:style>
    <style:style style:name="ro9" style:family="table-row">
      <style:table-row-properties style:row-height="111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board</text:p>
          </table:table-cell>
          <table:table-cell table:style-name="ce9"/>
          <table:table-cell office:value-type="string" calcext:value-type="string">
            <text:p>правление, совет(компании)</text:p>
            <text:p>The Board of Directors met yesterday.</text:p>
            <text:p/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ecutive</text:p>
          </table:table-cell>
          <table:table-cell office:value-type="string" calcext:value-type="string">
            <text:p>ɪɡˈzekjətɪv</text:p>
          </table:table-cell>
          <table:table-cell office:value-type="string" calcext:value-type="string">
            <text:p>Принимающий важные решения в компании, менеджер, должностное лиц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ministrator</text:p>
          </table:table-cell>
          <table:table-cell office:value-type="string" calcext:value-type="string">
            <text:p>ədˈmɪnəstreɪtə </text:p>
          </table:table-cell>
          <table:table-cell office:value-type="string" calcext:value-type="string">
            <text:p>администратор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public relations officer</text:p>
          </table:table-cell>
          <table:table-cell/>
          <table:table-cell office:value-type="string" calcext:value-type="string">
            <text:p>специалист по связям <text:s/>с общественностью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union representative</text:p>
          </table:table-cell>
          <table:table-cell/>
          <table:table-cell office:value-type="string" calcext:value-type="string">
            <text:p>представитель профсоюз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uperviser</text:p>
          </table:table-cell>
          <table:table-cell office:value-type="string" calcext:value-type="string">
            <text:p>ˈsuːpəvaɪzə</text:p>
          </table:table-cell>
          <table:table-cell office:value-type="string" calcext:value-type="string">
            <text:p>контролер, чтобы всё делалось правильн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vil service</text:p>
          </table:table-cell>
          <table:table-cell/>
          <table:table-cell office:value-type="string" calcext:value-type="string">
            <text:p>государственная служб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vil servant</text:p>
          </table:table-cell>
          <table:table-cell/>
          <table:table-cell office:value-type="string" calcext:value-type="string">
            <text:p>гос. Служащи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hysiotherapist</text:p>
          </table:table-cell>
          <table:table-cell office:value-type="string" calcext:value-type="string">
            <text:p>fɪziəʊˈθerəpɪst</text:p>
          </table:table-cell>
          <table:table-cell office:value-type="string" calcext:value-type="string">
            <text:p>физиотерапевт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mbassador</text:p>
          </table:table-cell>
          <table:table-cell office:value-type="string" calcext:value-type="string">
            <text:p>æmˈbæsədə</text:p>
          </table:table-cell>
          <table:table-cell office:value-type="string" calcext:value-type="string">
            <text:p>посол, представитель</text:p>
            <text:p>the US ambassador to Sp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ildminder</text:p>
          </table:table-cell>
          <table:table-cell office:value-type="string" calcext:value-type="string">
            <text:p>ˈtʃaɪldˌmaɪndə</text:p>
          </table:table-cell>
          <table:table-cell office:value-type="string" calcext:value-type="string">
            <text:p>няня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профессия(требующая работу руками)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What do you do for living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 + noun</text:p>
          </table:table-cell>
          <table:table-cell/>
          <table:table-cell office:value-type="string" calcext:value-type="string">
            <text:p>Сделано каким образом</text:p>
            <text:p>a room furnished in the modern style</text:p>
            <text:p>The title was printed in capital letter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в какой области работаешь</text:p>
            <text:p>I’m in banking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living</text:p>
          </table:table-cell>
          <table:table-cell/>
          <table:table-cell office:value-type="string" calcext:value-type="string">
            <text:p>средства к существованию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make/earn a living</text:p>
          </table:table-cell>
          <table:table-cell/>
          <table:table-cell office:value-type="string" calcext:value-type="string">
            <text:p>зарабатывать на жизнь</text:p>
            <text:p><text:span text:style-name="T2">It’s hard to make a decent living as a musician.</text:span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ake on</text:p>
          </table:table-cell>
          <table:table-cell/>
          <table:table-cell office:value-type="string" calcext:value-type="string">
            <text:p>1) нанимать</text:p>
            <text:p>We’re taking on 50 new staff this year.</text:p>
            <text:p>2) заниматься работой</text:p>
            <text:p>Gibson is taking on the post of vice president.</text:p>
          </table:table-cell>
          <table:table-cell table:number-columns-repeated="1021"/>
        </table:table-row>
        <table:table-row table:style-name="ro9">
          <table:table-cell table:style-name="ce7" office:value-type="string" calcext:value-type="string">
            <text:p>do shiftwork / work shifts</text:p>
          </table:table-cell>
          <table:table-cell/>
          <table:table-cell office:value-type="string" calcext:value-type="string">
            <text:p>Работа по сменам</text:p>
            <text:p>a report on the effects of shiftwork on sleep patterns</text:p>
            <text:p>Dave had to work a 12-hour shift yesterday.</text:p>
            <text:p/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 on flexitime</text:p>
          </table:table-cell>
          <table:table-cell/>
          <table:table-cell office:value-type="string" calcext:value-type="string">
            <text:p>гибкий график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work nine-to-five</text:p>
          </table:table-cell>
          <table:table-cell/>
          <table:table-cell office:value-type="string" calcext:value-type="string">
            <text:p>работать по стандартному график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 the sack</text:p>
          </table:table-cell>
          <table:table-cell/>
          <table:table-cell office:value-type="string" calcext:value-type="string">
            <text:p>убольнение, увольнять</text:p>
            <text:p>He got the sack for stealing.</text:p>
            <text:p>They’ve never actually given anyone the sack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e fired</text:p>
          </table:table-cell>
          <table:table-cell/>
          <table:table-cell office:value-type="string" calcext:value-type="string">
            <text:p>Увольнять, быть увеленным</text:p>
            <text:p>I’ve just been fired from my job, and I don’t know what to do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dundant </text:p>
            <text:p>Adj</text:p>
          </table:table-cell>
          <table:table-cell office:value-type="string" calcext:value-type="string">
            <text:p>rɪˈdʌndənt</text:p>
          </table:table-cell>
          <table:table-cell office:value-type="string" calcext:value-type="string">
            <text:p>уволенный по сокращению штата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be made redundant</text:p>
          </table:table-cell>
          <table:table-cell office:value-type="string" calcext:value-type="string">
            <text:p>rɪˈdʌndənt</text:p>
          </table:table-cell>
          <table:table-cell office:value-type="string" calcext:value-type="string">
            <text:p>Сократить</text:p>
            <text:p>Seventy factory workers were made redundant in the resulting cut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e laid off</text:p>
          </table:table-cell>
          <table:table-cell/>
          <table:table-cell office:value-type="string" calcext:value-type="string">
            <text:p>Сократить</text:p>
            <text:p>Millions of people have been laid off in the steel industr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ay off</text:p>
          </table:table-cell>
          <table:table-cell/>
          <table:table-cell office:value-type="string" calcext:value-type="string">
            <text:p>отстань!</text:p>
            <text:p>I wish he’d lay off me!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1) отбрасывать</text:p>
            <text:p>He just laughed and dismissed my proposal as unrealistic.</text:p>
            <text:p>2) увольнять</text:p>
            <text:p>Bryant was unfairly dismissed from his post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be on / take maternity/paternity leave</text:p>
          </table:table-cell>
          <table:table-cell/>
          <table:table-cell office:value-type="string" calcext:value-type="string">
            <text:p>декретный отпуск</text:p>
            <text:p>The University has a generous maternity leave scheme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paternity/fatherhood</text:p>
          </table:table-cell>
          <table:table-cell office:value-type="string" calcext:value-type="string">
            <text:p>pəˈtɜːnəti</text:p>
          </table:table-cell>
          <table:table-cell office:value-type="string" calcext:value-type="string">
            <text:p>отцовство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be on / take sick leave</text:p>
          </table:table-cell>
          <table:table-cell/>
          <table:table-cell office:value-type="string" calcext:value-type="string">
            <text:p>больничный</text:p>
            <text:p>He has been on sick leave for more than three months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take early retirement</text:p>
          </table:table-cell>
          <table:table-cell/>
          <table:table-cell office:value-type="string" calcext:value-type="string">
            <text:p>Рано выйти на пенсию </text:p>
            <text:p>She took early retirement last yea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rkaholic</text:p>
          </table:table-cell>
          <table:table-cell office:value-type="string" calcext:value-type="string">
            <text:p>wɜːkəˈhɒlɪk</text:p>
          </table:table-cell>
          <table:table-cell office:value-type="string" calcext:value-type="string">
            <text:p>трудоголик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e promoted</text:p>
          </table:table-cell>
          <table:table-cell/>
          <table:table-cell office:value-type="string" calcext:value-type="string">
            <text:p>повысить</text:p>
            <text:p>Helen was promoted to senior manager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do/work overtime</text:p>
          </table:table-cell>
          <table:table-cell/>
          <table:table-cell office:value-type="string" calcext:value-type="string">
            <text:p>перерабатывать</text:p>
            <text:p>They’re working overtime to get the job finish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ge(s)</text:p>
          </table:table-cell>
          <table:table-cell office:value-type="string" calcext:value-type="string">
            <text:p>weɪdʒ</text:p>
          </table:table-cell>
          <table:table-cell office:value-type="string" calcext:value-type="string">
            <text:p>заработная плата(повременная)</text:p>
            <text:p>The wage increases will come into effect in Jun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ime off</text:p>
          </table:table-cell>
          <table:table-cell/>
          <table:table-cell office:value-type="string" calcext:value-type="string">
            <text:p>отпуск </text:p>
            <text:p>Have you ever had to take time off for health reasons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end</text:p>
          </table:table-cell>
          <table:table-cell/>
          <table:table-cell office:value-type="string" calcext:value-type="string">
            <text:p>ремонтировать, штопать</text:p>
            <text:p>My father used to mend our shoes.</text:p>
            <text:p>When are you going to mend that light in the hall?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outine</text:p>
          </table:table-cell>
          <table:table-cell office:value-type="string" calcext:value-type="string">
            <text:p>ruːˈtiːn</text:p>
          </table:table-cell>
          <table:table-cell office:value-type="string" calcext:value-type="string">
            <text:p>Распорядок дня</text:p>
            <text:p>John’s departure had upset their daily routin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mploy</text:p>
          </table:table-cell>
          <table:table-cell/>
          <table:table-cell office:value-type="string" calcext:value-type="string">
            <text:p>нанять</text:p>
            <text:p>The factory employs over 2,000 peopl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bsent</text:p>
          </table:table-cell>
          <table:table-cell/>
          <table:table-cell office:value-type="string" calcext:value-type="string">
            <text:p>отсутствующий</text:p>
            <text:p>students who are regularly absent from sch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over</text:p>
          </table:table-cell>
          <table:table-cell/>
          <table:table-cell office:value-type="string" calcext:value-type="string">
            <text:p>взять под контроль</text:p>
            <text:p>His only reason for investing in the company was to take it over.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0:07:22.834053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7H51M28S</meta:editing-duration>
    <meta:editing-cycles>7</meta:editing-cycles>
    <meta:generator>LibreOffice/6.0.7.3$Linux_X86_64 LibreOffice_project/00m0$Build-3</meta:generator>
    <dc:date>2021-08-31T00:08:32.751088515</dc:date>
    <meta:document-statistic meta:table-count="1" meta:cell-count="95" meta:object-count="0"/>
    <meta:template xlink:type="simple" xlink:actuate="onRequest" xlink:title="vocabularyUnit" xlink:href="../../../../Templates/vocabularyUnit.ots" meta:date="2021-07-23T23:09:37.744245147"/>
  </office:meta>
</office:document-meta>
</file>